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20"/>
    <style:style style:name="P39" style:family="paragraph" style:parent-style-name="Text_20_body" style:list-style-name="L20">
      <style:paragraph-properties fo:margin-top="0cm" fo:margin-bottom="0cm" style:contextual-spacing="false"/>
    </style:style>
    <style:style style:name="P40" style:family="paragraph" style:parent-style-name="Text_20_body" style:list-style-name="L21"/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P44" style:family="paragraph" style:parent-style-name="Text_20_body" style:list-style-name="L23"/>
    <style:style style:name="P45" style:family="paragraph" style:parent-style-name="Text_20_body" style:list-style-name="L23">
      <style:paragraph-properties fo:margin-top="0cm" fo:margin-bottom="0cm" style:contextual-spacing="false"/>
    </style:style>
    <style:style style:name="P46" style:family="paragraph" style:parent-style-name="Text_20_body" style:list-style-name="L24"/>
    <style:style style:name="P47" style:family="paragraph" style:parent-style-name="Text_20_body" style:list-style-name="L24">
      <style:paragraph-properties fo:margin-top="0cm" fo:margin-bottom="0cm" style:contextual-spacing="false"/>
    </style:style>
    <style:style style:name="P48" style:family="paragraph" style:parent-style-name="Text_20_body" style:list-style-name="L25"/>
    <style:style style:name="P49" style:family="paragraph" style:parent-style-name="Text_20_body" style:list-style-name="L25">
      <style:paragraph-properties fo:margin-top="0cm" fo:margin-bottom="0cm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6">
      <style:paragraph-properties fo:margin-top="0cm" fo:margin-bottom="0cm" style:contextual-spacing="false"/>
    </style:style>
    <style:style style:name="P52" style:family="paragraph" style:parent-style-name="Text_20_body" style:list-style-name="L27"/>
    <style:style style:name="P53" style:family="paragraph" style:parent-style-name="Text_20_body" style:list-style-name="L27">
      <style:paragraph-properties fo:margin-top="0cm" fo:margin-bottom="0cm" style:contextual-spacing="false"/>
    </style:style>
    <style:style style:name="P54" style:family="paragraph" style:parent-style-name="Text_20_body" style:list-style-name="L28"/>
    <style:style style:name="P55" style:family="paragraph" style:parent-style-name="Text_20_body" style:list-style-name="L28">
      <style:paragraph-properties fo:margin-top="0cm" fo:margin-bottom="0cm" style:contextual-spacing="false"/>
    </style:style>
    <style:style style:name="P56" style:family="paragraph" style:parent-style-name="Text_20_body" style:list-style-name="L29"/>
    <style:style style:name="P57" style:family="paragraph" style:parent-style-name="Text_20_body" style:list-style-name="L29">
      <style:paragraph-properties fo:margin-top="0cm" fo:margin-bottom="0cm" style:contextual-spacing="false"/>
    </style:style>
    <style:style style:name="P58" style:family="paragraph" style:parent-style-name="Text_20_body" style:list-style-name="L30"/>
    <style:style style:name="P59" style:family="paragraph" style:parent-style-name="Text_20_body" style:list-style-name="L30">
      <style:paragraph-properties fo:margin-top="0cm" fo:margin-bottom="0cm" style:contextual-spacing="false"/>
    </style:style>
    <style:style style:name="P60" style:family="paragraph" style:parent-style-name="Text_20_body" style:list-style-name="L31"/>
    <style:style style:name="P61" style:family="paragraph" style:parent-style-name="Text_20_body" style:list-style-name="L3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# Progression de la séquence - ARTIFICIAL INTELLIGENCE</text:h>
      <text:p text:style-name="Text_20_body"/>
      <text:p text:style-name="Text_20_body">**Classe :** Première Générale (Niveau A1+ à B1) <text:s/></text:p>
      <text:p text:style-name="Text_20_body">**Durée :** 8 séances (environ 4 semaines) <text:s/></text:p>
      <text:p text:style-name="Text_20_body">**Problématique :** How is AI changing our lives?</text:p>
      <text:p text:style-name="Text_20_body"/>
      <text:p text:style-name="Text_20_body">## OBJECTIFS DE LA SÉQUENCE</text:p>
      <text:p text:style-name="Text_20_body"/>
      <text:p text:style-name="Text_20_body">### Objectifs culturels</text:p>
      <text:p text:style-name="Text_20_body"/>
      <text:p text:style-name="Text_20_body">- Comprendre ce qu'est l'IA et ses applications concrètes</text:p>
      <text:p text:style-name="Text_20_body">- Identifier les différents types d'IA (ANI vs AGI)</text:p>
      <text:p text:style-name="Text_20_body">- Analyser les enjeux éthiques (deepfakes, vie privée, éducation)</text:p>
      <text:p text:style-name="Text_20_body">- Développer un esprit critique face aux nouvelles technologies</text:p>
      <text:p text:style-name="Text_20_body"/>
      <text:p text:style-name="Text_20_body">### Objectifs linguistiques</text:p>
      <text:p text:style-name="Text_20_body"/>
      <text:p text:style-name="Text_20_body">**Lexique :**</text:p>
      <text:p text:style-name="Text_20_body"/>
      <text:p text:style-name="Text_20_body">- Vocabulaire technique de l'IA : chatbot, smart, task, skills, foundational, literacy</text:p>
      <text:p text:style-name="Text_20_body">- Vocabulaire de l'opinion : agree/disagree, useful/dangerous, ban/allow</text:p>
      <text:p text:style-name="Text_20_body">- Verbes d'action : can/can't, replace, help, learn, adapt, solve, design</text:p>
      <text:p text:style-name="Text_20_body"/>
      <text:p text:style-name="Text_20_body">**Grammaire :**</text:p>
      <text:p text:style-name="Text_20_body"/>
      <text:p text:style-name="Text_20_body">- Modaux (can/can't, could, should, might, must) pour capacité, possibilité, conseil</text:p>
      <text:p text:style-name="Text_20_body">- Comparaison (as...as, more/less...than)</text:p>
      <text:p text:style-name="Text_20_body">- Structures argumentatives</text:p>
      <text:p text:style-name="Text_20_body"/>
      <text:p text:style-name="Text_20_body">**Compétences visées :**</text:p>
      <text:p text:style-name="Text_20_body"><text:soft-page-break/></text:p>
      <text:p text:style-name="Text_20_body">- CE : Comprendre des textes informatifs et journalistiques (A2/B1)</text:p>
      <text:p text:style-name="Text_20_body">- CO : Comprendre une vidéo avec support visuel (A2)</text:p>
      <text:p text:style-name="Text_20_body">- EE : Rédiger un texte argumentatif structuré (A2/B1)</text:p>
      <text:p text:style-name="Text_20_body">- EOC : Présenter et défendre une opinion (A2)</text:p>
      <text:p text:style-name="Text_20_body">- EOI : Participer à un débat (A2)</text:p>
      <text:p text:style-name="Text_20_body"/>
      <text:p text:style-name="Text_20_body">---</text:p>
      <text:p text:style-name="Text_20_body"/>
      <text:p text:style-name="Text_20_body">## DÉROULEMENT DÉTAILLÉ</text:p>
      <text:p text:style-name="Text_20_body"/>
      <text:p text:style-name="Text_20_body">### **Séance 1 : What is AI?** (55 min)</text:p>
      <text:p text:style-name="Text_20_body"/>
      <text:p text:style-name="Text_20_body">**Documents :**</text:p>
      <text:p text:style-name="Text_20_body"/>
      <text:p text:style-name="Text_20_body">- Article : "What is AI? Everything to know about artificial intelligence"</text:p>
      <text:p text:style-name="Text_20_body">- Fiche questions</text:p>
      <text:p text:style-name="Text_20_body"/>
      <text:p text:style-name="Text_20_body">**Activités :**</text:p>
      <text:p text:style-name="Text_20_body"/>
      <text:p text:style-name="Text_20_body">- Introduction au vocabulaire de base</text:p>
      <text:p text:style-name="Text_20_body">- Compréhension globale et détaillée</text:p>
      <text:p text:style-name="Text_20_body">- Matching vocabulaire</text:p>
      <text:p text:style-name="Text_20_body">- Questions de compréhension</text:p>
      <text:p text:style-name="Text_20_body"/>
      <text:p text:style-name="Text_20_body">**Différenciation :** Questions simples pour tous + questions ouvertes pour A2+/B1</text:p>
      <text:p text:style-name="Text_20_body"/>
      <text:p text:style-name="Text_20_body">**Pour la séance suivante :** Relire l'article, apprendre le vocabulaire</text:p>
      <text:p text:style-name="Text_20_body"/>
      <text:p text:style-name="Text_20_body">---</text:p>
      <text:p text:style-name="Text_20_body"/>
      <text:p text:style-name="Text_20_body">### **Séance 2 : Types of AI - ANI vs AGI** (55 min)</text:p>
      <text:p text:style-name="Text_20_body"><text:soft-page-break/></text:p>
      <text:p text:style-name="Text_20_body">**Documents :**</text:p>
      <text:p text:style-name="Text_20_body"/>
      <text:p text:style-name="Text_20_body">- Article : "What are the different types of AI?"</text:p>
      <text:p text:style-name="Text_20_body">- Fiche questions</text:p>
      <text:p text:style-name="Text_20_body"/>
      <text:p text:style-name="Text_20_body">**Activités :**</text:p>
      <text:p text:style-name="Text_20_body"/>
      <text:p text:style-name="Text_20_body">- Vocabulaire spécifique (narrow, general, consciousness, etc.)</text:p>
      <text:p text:style-name="Text_20_body">- Compréhension détaillée avec vrai/faux justifié</text:p>
      <text:p text:style-name="Text_20_body">- Grammaire : introduction aux modaux (can/can't)</text:p>
      <text:p text:style-name="Text_20_body">- Comparaison ANI/AGI</text:p>
      <text:p text:style-name="Text_20_body"/>
      <text:p text:style-name="Text_20_body">**Différenciation :**</text:p>
      <text:p text:style-name="Text_20_body"/>
      <text:p text:style-name="Text_20_body">- Base : Tableau ANI/AGI à compléter</text:p>
      <text:p text:style-name="Text_20_body">- Approfondissement : Phrases avec "whereas/while"</text:p>
      <text:p text:style-name="Text_20_body"/>
      <text:p text:style-name="Text_20_body">**Pour la séance suivante :** Réviser vocabulaire séances 1-2</text:p>
      <text:p text:style-name="Text_20_body"/>
      <text:p text:style-name="Text_20_body">---</text:p>
      <text:p text:style-name="Text_20_body"/>
      <text:p text:style-name="Text_20_body">### **Séance 3 : Deepfakes - Is it real?** (55 min)</text:p>
      <text:p text:style-name="Text_20_body"/>
      <text:p text:style-name="Text_20_body">**Documents :**</text:p>
      <text:p text:style-name="Text_20_body"/>
      <text:p text:style-name="Text_20_body">- Vidéo : "I am not Morgan Freeman"</text:p>
      <text:p text:style-name="Text_20_body">- QCM de compréhension</text:p>
      <text:p text:style-name="Text_20_body"/>
      <text:p text:style-name="Text_20_body">**Activités :**</text:p>
      <text:p text:style-name="Text_20_body"/>
      <text:p text:style-name="Text_20_body">- Anticipation sur le thème des deepfakes</text:p>
      <text:p text:style-name="Text_20_body"><text:soft-page-break/>- Visionnage et prise de notes</text:p>
      <text:p text:style-name="Text_20_body">- QCM de compréhension</text:p>
      <text:p text:style-name="Text_20_body">- Discussion : perception, manipulation, dangers</text:p>
      <text:p text:style-name="Text_20_body">- Grammaire : modaux de possibilité (could, might)</text:p>
      <text:p text:style-name="Text_20_body"/>
      <text:p text:style-name="Text_20_body">**Différenciation :**</text:p>
      <text:p text:style-name="Text_20_body"/>
      <text:p text:style-name="Text_20_body">- Base : QCM + 3 phrases "AI can/cannot..."</text:p>
      <text:p text:style-name="Text_20_body">- Approfondissement : "Should deepfakes be illegal? Why?"</text:p>
      <text:p text:style-name="Text_20_body"/>
      <text:p text:style-name="Text_20_body">**Pour la séance suivante :** Réviser tout le vocabulaire</text:p>
      <text:p text:style-name="Text_20_body"/>
      <text:p text:style-name="Text_20_body">---</text:p>
      <text:p text:style-name="Text_20_body"/>
      <text:p text:style-name="Text_20_body">### **Séance 4 : Teacher Bans AI - Reading comprehension (auto-évaluation)** (55 min)</text:p>
      <text:p text:style-name="Text_20_body"/>
      <text:p text:style-name="Text_20_body">**Documents :**</text:p>
      <text:p text:style-name="Text_20_body"/>
      <text:p text:style-name="Text_20_body">- Article : "Teacher Bans AI in Her Classroom - Here's Why"</text:p>
      <text:p text:style-name="Text_20_body">- Fiche questions de compréhension (auto-évaluation)</text:p>
      <text:p text:style-name="Text_20_body"/>
      <text:p text:style-name="Text_20_body">**Activités :**</text:p>
      <text:p text:style-name="Text_20_body"/>
      <text:p text:style-name="Text_20_body">- Anticipation à partir du titre</text:p>
      <text:p text:style-name="Text_20_body">- Pré-enseignement vocabulaire clé (ban, foundational skills, thesis statement, forbidden fruit, literacy)</text:p>
      <text:p text:style-name="Text_20_body">- Lecture et compréhension (globale puis détaillée)</text:p>
      <text:p text:style-name="Text_20_body">- **Auto-évaluation par l'élève** (non noté dans Pronote)</text:p>
      <text:p text:style-name="Text_20_body">- Introduction du débat : Should we use AI at school?</text:p>
      <text:p text:style-name="Text_20_body"/>
      <text:p text:style-name="Text_20_body">**Structure de la CE (auto-évaluation) :**</text:p>
      <text:p text:style-name="Text_20_body"/>
      <text:p text:style-name="Text_20_body"><text:soft-page-break/>- Part A : Compréhension globale (4 pts)</text:p>
      <text:p text:style-name="Text_20_body">- Part B : Compréhension détaillée (10 pts)</text:p>
      <text:p text:style-name="Text_20_body">- Part C : Vocabulaire en contexte (4 pts)</text:p>
      <text:p text:style-name="Text_20_body"/>
      <text:p text:style-name="Text_20_body">**Différenciation :**</text:p>
      <text:p text:style-name="Text_20_body"/>
      <text:p text:style-name="Text_20_body">- Questions de compréhension graduées (A1+ à B1)</text:p>
      <text:p text:style-name="Text_20_body">- Auto-correction avec grille de réussite</text:p>
      <text:p text:style-name="Text_20_body"/>
      <text:p text:style-name="Text_20_body">**Pour la séance suivante :** Réviser tout le vocabulaire (évaluation en S5)</text:p>
      <text:p text:style-name="Text_20_body"/>
      <text:p text:style-name="Text_20_body">---</text:p>
      <text:p text:style-name="Text_20_body"/>
      <text:p text:style-name="Text_20_body">### **Séance 5 : Évaluation vocabulaire + Débat** (55 min)</text:p>
      <text:p text:style-name="Text_20_body"/>
      <text:p text:style-name="Text_20_body">**Documents :**</text:p>
      <text:p text:style-name="Text_20_body"/>
      <text:p text:style-name="Text_20_body">- Évaluation vocabulaire (15 min)</text:p>
      <text:p text:style-name="Text_20_body">- Fiche de préparation du débat</text:p>
      <text:p text:style-name="Text_20_body"/>
      <text:p text:style-name="Text_20_body">**Activités :**</text:p>
      <text:p text:style-name="Text_20_body"/>
      <text:p text:style-name="Text_20_body">- **Test vocabulaire** (3 formats : matching, fill-in, translation)</text:p>
      <text:p text:style-name="Text_20_body">- Constitution des groupes (3-4 élèves)</text:p>
      <text:p text:style-name="Text_20_body">- Attribution position FOR ou AGAINST</text:p>
      <text:p text:style-name="Text_20_body">- Préparation collective : 3 arguments avec exemples (20 min)</text:p>
      <text:p text:style-name="Text_20_body">- Débat en classe (15 min) - chaque groupe présente 1-2 arguments</text:p>
      <text:p text:style-name="Text_20_body"/>
      <text:p text:style-name="Text_20_body">**Différenciation :**</text:p>
      <text:p text:style-name="Text_20_body"/>
      <text:p text:style-name="Text_20_body">- Groupes hétérogènes (entraide)</text:p>
      <text:p text:style-name="Text_20_body">- Banque de vocabulaire et structures disponibles</text:p>
      <text:p text:style-name="Text_20_body"><text:soft-page-break/>- Circulation de l'enseignant pour aide ciblée</text:p>
      <text:p text:style-name="Text_20_body"/>
      <text:p text:style-name="Text_20_body">**Pour la séance suivante :** Réfléchir à sa position personnelle pour la tâche finale</text:p>
      <text:p text:style-name="Text_20_body"/>
      <text:p text:style-name="Text_20_body">---</text:p>
      <text:p text:style-name="Text_20_body"/>
      <text:p text:style-name="Text_20_body">### **Séance 6 : Suite du débat + Bilan** (55 min)</text:p>
      <text:p text:style-name="Text_20_body"/>
      <text:p text:style-name="Text_20_body">**Activités :**</text:p>
      <text:p text:style-name="Text_20_body"/>
      <text:p text:style-name="Text_20_body">- Suite et fin du débat (25 min) - tous les groupes présentent leurs arguments</text:p>
      <text:p text:style-name="Text_20_body">- Contre-arguments et échanges entre groupes (15 min)</text:p>
      <text:p text:style-name="Text_20_body">- Bilan collectif : synthèse des arguments FOR et AGAINST au tableau (10 min)</text:p>
      <text:p text:style-name="Text_20_body">- Transition vers la tâche finale (5 min)</text:p>
      <text:p text:style-name="Text_20_body"/>
      <text:p text:style-name="Text_20_body">**Différenciation :**</text:p>
      <text:p text:style-name="Text_20_body"/>
      <text:p text:style-name="Text_20_body">- Encourager les élèves plus timides à participer</text:p>
      <text:p text:style-name="Text_20_body">- Reformulation par l'enseignant si nécessaire</text:p>
      <text:p text:style-name="Text_20_body"/>
      <text:p text:style-name="Text_20_body">**Pour la séance suivante :** Réfléchir à sa position personnelle pour la tâche finale</text:p>
      <text:p text:style-name="Text_20_body"/>
      <text:p text:style-name="Text_20_body">---</text:p>
      <text:p text:style-name="Text_20_body"/>
      <text:p text:style-name="Text_20_body">### **Séance 7 : TÂCHE FINALE - Production écrite** (55 min)</text:p>
      <text:p text:style-name="Text_20_body"/>
      <text:p text:style-name="Text_20_body">**Documents :**</text:p>
      <text:p text:style-name="Text_20_body"/>
      <text:p text:style-name="Text_20_body">- Fiche consigne</text:p>
      <text:p text:style-name="Text_20_body">- Grille d'évaluation</text:p>
      <text:p text:style-name="Text_20_body"/>
      <text:p text:style-name="Text_20_body">**Tâche :** "Should students use AI tools at school?" - Texte argumentatif (100-120 mots)</text:p>
      <text:p text:style-name="Text_20_body"><text:soft-page-break/></text:p>
      <text:p text:style-name="Text_20_body">**Déroulement :**</text:p>
      <text:p text:style-name="Text_20_body"/>
      <text:p text:style-name="Text_20_body">- Rappel du débat (5 min)</text:p>
      <text:p text:style-name="Text_20_body">- Explication de la consigne et critères (5 min)</text:p>
      <text:p text:style-name="Text_20_body">- Brouillon (15 min) - circulation et feedback</text:p>
      <text:p text:style-name="Text_20_body">- Rédaction finale (25 min)</text:p>
      <text:p text:style-name="Text_20_body">- Relecture (5 min)</text:p>
      <text:p text:style-name="Text_20_body"/>
      <text:p text:style-name="Text_20_body">**Critères d'évaluation (/20) :**</text:p>
      <text:p text:style-name="Text_20_body"/>
      <text:p text:style-name="Text_20_body">- Position claire : /4</text:p>
      <text:p text:style-name="Text_20_body">- Arguments et exemples : /6</text:p>
      <text:p text:style-name="Text_20_body">- Contre-argument : /3</text:p>
      <text:p text:style-name="Text_20_body">- Vocabulaire : /4</text:p>
      <text:p text:style-name="Text_20_body">- Grammaire (modaux) : /3</text:p>
      <text:p text:style-name="Text_20_body"/>
      <text:p text:style-name="Text_20_body">**Différenciation :** Grille avec niveaux A1 à B1+</text:p>
      <text:p text:style-name="Text_20_body"/>
      <text:p text:style-name="Text_20_body">---</text:p>
      <text:p text:style-name="Text_20_body"/>
      <text:p text:style-name="Text_20_body">### **Séance 8 : ÉVALUATION SOMMATIVE - CE** (55 min)</text:p>
      <text:p text:style-name="Text_20_body"/>
      <text:p text:style-name="Text_20_body">**Documents :**</text:p>
      <text:p text:style-name="Text_20_body"/>
      <text:p text:style-name="Text_20_body">- Article : "When a Math Teacher Says Yes to AI: Innovation or Risk?" (410 mots)</text:p>
      <text:p text:style-name="Text_20_body">- Fiche questions (/20)</text:p>
      <text:p text:style-name="Text_20_body"/>
      <text:p text:style-name="Text_20_body">**Structure de l'évaluation :**</text:p>
      <text:p text:style-name="Text_20_body"/>
      <text:p text:style-name="Text_20_body">- Part A : Compréhension globale (4 pts)</text:p>
      <text:p text:style-name="Text_20_body">- Part B : Compréhension détaillée (10 pts)</text:p>
      <text:p text:style-name="Text_20_body"><text:soft-page-break/><text:s text:c="2"/>- Questions en français, réponses en français</text:p>
      <text:p text:style-name="Text_20_body"><text:s text:c="2"/>- Vrai/Faux avec justification</text:p>
      <text:p text:style-name="Text_20_body">- Part C : Analyse et réponse personnelle (6 pts)</text:p>
      <text:p text:style-name="Text_20_body"/>
      <text:p text:style-name="Text_20_body">**Niveau visé :** A2/B1</text:p>
      <text:p text:style-name="Text_20_body"/>
      <text:p text:style-name="Text_20_body">---</text:p>
      <text:p text:style-name="Text_20_body"/>
      <text:p text:style-name="Text_20_body">## ÉVALUATIONS</text:p>
      <text:p text:style-name="Text_20_body"/>
      <text:p text:style-name="Text_20_body">| Évaluation <text:s text:c="2"/>| Séance | Type <text:s text:c="3"/>| Note | Coef |</text:p>
      <text:p text:style-name="Text_20_body">|--------------|--------|---------|------|------|</text:p>
      <text:p text:style-name="Text_20_body">| Vocabulaire <text:s/>| S5 <text:s text:c="4"/>| Lexique | /15 <text:s/>| 1 <text:s text:c="3"/>|</text:p>
      <text:p text:style-name="Text_20_body">| Tâche finale | S7 <text:s text:c="4"/>| EE <text:s text:c="5"/>| /20 <text:s/>| 2 <text:s text:c="3"/>|</text:p>
      <text:p text:style-name="Text_20_body">| CE finale <text:s text:c="3"/>| S8 <text:s text:c="4"/>| CE <text:s text:c="5"/>| /20 <text:s/>| 2 <text:s text:c="3"/>|</text:p>
      <text:p text:style-name="Text_20_body"/>
      <text:p text:style-name="Text_20_body">**Note :** La CE de S4 (Teacher Bans AI) est en auto-évaluation et n'est PAS notée dans Pronote.</text:p>
      <text:p text:style-name="Text_20_body"/>
      <text:p text:style-name="Text_20_body">---</text:p>
      <text:p text:style-name="Text_20_body"/>
      <text:p text:style-name="Text_20_body">## DIFFÉRENCIATION</text:p>
      <text:p text:style-name="Text_20_body"/>
      <text:p text:style-name="Text_20_body">**Pour les élèves A1/A1+ :**</text:p>
      <text:p text:style-name="Text_20_body"/>
      <text:p text:style-name="Text_20_body">- Questions de compréhension plus guidées</text:p>
      <text:p text:style-name="Text_20_body">- Structures de phrases données</text:p>
      <text:p text:style-name="Text_20_body">- Banque de vocabulaire disponible</text:p>
      <text:p text:style-name="Text_20_body">- Travail en binôme possible</text:p>
      <text:p text:style-name="Text_20_body"/>
      <text:p text:style-name="Text_20_body">**Pour les élèves A2+/B1 :**</text:p>
      <text:p text:style-name="Text_20_body"/>
      <text:p text:style-name="Text_20_body">- Questions d'inférence et d'analyse</text:p>
      <text:p text:style-name="Text_20_body"><text:soft-page-break/>- Production plus autonome</text:p>
      <text:p text:style-name="Text_20_body">- Connecteurs logiques complexes attendus</text:p>
      <text:p text:style-name="Text_20_body">- Nuance et argumentation développée</text:p>
      <text:p text:style-name="Text_20_body"/>
      <text:p text:style-name="Text_20_body">---</text:p>
      <text:p text:style-name="Text_20_body"/>
      <text:p text:style-name="Text_20_body">## AXES DU PROGRAMME</text:p>
      <text:p text:style-name="Text_20_body"/>
      <text:p text:style-name="Text_20_body">- **Innovations scientifiques et responsabilité** : IA et ses implications éthiques</text:p>
      <text:p text:style-name="Text_20_body">- **Espace privé et espace public** : Vie privée et données personnelles</text:p>
      <text:p text:style-name="Text_20_body">- **Citoyenneté et mondes virtuels** : Deepfakes, désinformation</text:p>
      <text:p text:style-name="Text_20_body"/>
      <text:p text:style-name="Text_20_body">---</text:p>
      <text:p text:style-name="Text_20_body"/>
      <text:p text:style-name="Text_20_body">## DOCUMENTS NÉCESSAIRES</text:p>
      <text:p text:style-name="Text_20_body"/>
      <text:p text:style-name="Text_20_body">✅ **Créés :**</text:p>
      <text:p text:style-name="Text_20_body"/>
      <text:p text:style-name="Text_20_body">- AI_S01_What_is_AI (Article + Questions)</text:p>
      <text:p text:style-name="Text_20_body">- AI_S02_Types_AI (Article + Questions)</text:p>
      <text:p text:style-name="Text_20_body">- AI_S03_Deepfakes (Vidéo + QCM)</text:p>
      <text:p text:style-name="Text_20_body">- AI_S04_Teacher_Bans_AI (Article + Questions auto-évaluation)</text:p>
      <text:p text:style-name="Text_20_body">- AI_S05_Debat_Preparation (Fiche)</text:p>
      <text:p text:style-name="Text_20_body">- AI_S05_Eval_Vocabulaire</text:p>
      <text:p text:style-name="Text_20_body">- AI_S07_TF (Consigne + Grille)</text:p>
      <text:p text:style-name="Text_20_body">- AI_S08_Eval_CE (Article + Questions)</text:p>
      <text:p text:style-name="Text_20_body"/>
      <text:p text:style-name="Text_20_body">**Date de création :** Janvier 2025 <text:s/></text:p>
      <text:p text:style-name="Text_20_body">**Dernière modification :** Octobre 2025 <text:s/></text:p>
      <text:p text:style-name="Text_20_body">**Enseignant :** M. PIERR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0:17:21.001169395</meta:creation-date>
    <dc:date>2025-10-05T10:08:39.852978395</dc:date>
    <meta:editing-duration>PT11M5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9" meta:paragraph-count="183" meta:word-count="1149" meta:character-count="7151" meta:non-whitespace-character-count="6135"/>
  </office:meta>
</office:document-meta>
</file>